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8Num1" style:master-page-name="Standard">
      <style:paragraph-properties fo:margin-top="0cm" fo:margin-bottom="0.635cm" fo:line-height="150%"/>
    </style:style>
    <style:style style:name="P2" style:family="paragraph" style:parent-style-name="Standard" style:list-style-name="WW8Num1">
      <style:paragraph-properties fo:margin-top="0cm" fo:margin-bottom="0.635cm" fo:line-height="150%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<text:span text:style-name="T1">Copiare</text:span><text:span text:style-name="T2"> nella propria cartella il file nella cartella condivisa </text:span><text:span text:style-name="T3">esercizio‑filtri‑av</text:span><text:span text:style-name="T2">.<text:line-break/></text:span><text:span text:style-name="T1">Aprire</text:span><text:span text:style-name="T2"> il file.</text:span></text:p>
        </text:list-item>
        <text:list-item>
          <text:p text:style-name="P2"><text:span text:style-name="T2">Nel foglio </text:span><text:span text:style-name="T4">Criterio1</text:span><text:span text:style-name="T2"> </text:span><text:span text:style-name="T1">inserire</text:span><text:span text:style-name="T2">, a partire dalla prima cella, il criterio per visualizzare solo i dati relative all’agente </text:span><text:span text:style-name="T3">Verdi</text:span><text:span text:style-name="T2"> al </text:span><text:span text:style-name="T3">Nord</text:span><text:span text:style-name="T2">.<text:line-break/></text:span><text:span text:style-name="T1">Copiare</text:span><text:span text:style-name="T2"> il risultato nel foglio </text:span><text:span text:style-name="T4">Criterio1</text:span><text:span text:style-name="T2"> sotto la zona dei criteri.<text:line-break/></text:span><text:span text:style-name="T1">Calcolare</text:span><text:span text:style-name="T2"> il </text:span><text:span text:style-name="T4">totale</text:span><text:span text:style-name="T2"> di </text:span><text:span text:style-name="T3">entrate</text:span><text:span text:style-name="T2"> e </text:span><text:span text:style-name="T3">uscite</text:span><text:span text:style-name="T2">.</text:span></text:p>
        </text:list-item>
        <text:list-item>
          <text:p text:style-name="P2"><text:span text:style-name="T2">Nel foglio </text:span><text:span text:style-name="T4">Criterio2</text:span><text:span text:style-name="T2"> </text:span><text:span text:style-name="T1">inserire</text:span><text:span text:style-name="T2">, a partire dalla prima cella, il criterio per visualizzare solo i dati del fornitore </text:span><text:span text:style-name="T3">Lynch</text:span><text:span text:style-name="T2"> con codice “</text:span><text:span text:style-name="T3">INI</text:span><text:span text:style-name="T2">” e quelli di </text:span><text:span text:style-name="T3">Dini</text:span><text:span text:style-name="T2"> con codice “</text:span><text:span text:style-name="T3">EPA</text:span><text:span text:style-name="T2">”.<text:line-break/></text:span><text:span text:style-name="T1">Copiare</text:span><text:span text:style-name="T2"> il risultato nel foglio </text:span><text:span text:style-name="T4">Criterio2</text:span><text:span text:style-name="T2"> sotto la zona dei criteri.<text:line-break/></text:span><text:span text:style-name="T1">Calcolare</text:span><text:span text:style-name="T2"> il </text:span><text:span text:style-name="T4">massimo</text:span><text:span text:style-name="T2"> delle </text:span><text:span text:style-name="T3">entrate</text:span><text:span text:style-name="T2"> e il </text:span><text:span text:style-name="T4">minimo</text:span><text:span text:style-name="T2"> delle </text:span><text:span text:style-name="T3">uscite</text:span><text:span text:style-name="T2">.</text:span></text:p>
        </text:list-item>
        <text:list-item>
          <text:p text:style-name="P2"><text:span text:style-name="T2">Nel foglio </text:span><text:span text:style-name="T4">Criterio3</text:span><text:span text:style-name="T2"> </text:span><text:span text:style-name="T1">inserire</text:span><text:span text:style-name="T2">, a partire dalla prima cella, il criterio per visualizzare solo i dati con ID compreso </text:span><text:span text:style-name="T3">tra 1 e 33</text:span><text:span text:style-name="T2"> e </text:span><text:span text:style-name="T3">tra 67 e 100</text:span><text:span text:style-name="T2"> (estremi compresi).<text:line-break/></text:span><text:span text:style-name="T1">Copiare</text:span><text:span text:style-name="T2"> il risultato nel foglio </text:span><text:span text:style-name="T4">Criterio3</text:span><text:span text:style-name="T2"> sotto la zona dei criteri.<text:line-break/></text:span><text:span text:style-name="T1">Calcolare</text:span><text:span text:style-name="T2"> la </text:span><text:span text:style-name="T4">media</text:span><text:span text:style-name="T2"> di </text:span><text:span text:style-name="T3">entrate</text:span><text:span text:style-name="T2"> e </text:span><text:span text:style-name="T3">uscite</text:span><text:span text:style-name="T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ing_20_1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page-layout style:name="pm1">
      <style:page-layout-properties fo:page-width="20.999cm" fo:page-height="29.699cm" style:num-format="1" style:print-orientation="portrait" fo:margin-top="1.249cm" fo:margin-bottom="2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1cm" fo:margin-bottom="2.111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h text:style-name="P1" text:outline-level="1">ESERCIZIO: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:</dc:title>
    <meta:initial-creator>Marco</meta:initial-creator>
    <meta:creation-date>2005-10-01T18:41:00</meta:creation-date>
    <dc:creator>Marco</dc:creator>
    <dc:date>2006-07-12T22:49:00</dc:date>
    <dc:language>it-IT</dc:language>
    <meta:editing-cycles>6</meta:editing-cycles>
    <meta:editing-duration>PT28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153" meta:character-count="928"/>
  </office:meta>
</office:document-meta>
</file>